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paragraph-rsid="001a2fa0" style:font-size-asian="14pt" style:font-size-complex="14pt"/>
    </style:style>
    <style:style style:name="P2" style:family="paragraph" style:parent-style-name="Standard">
      <style:text-properties fo:font-size="14pt" style:text-underline-style="solid" style:text-underline-width="auto" style:text-underline-color="font-color" fo:font-weight="bold" officeooo:paragraph-rsid="001ce2c1" style:font-size-asian="14pt" style:font-weight-asian="bold" style:font-size-complex="14pt" style:font-weight-complex="bold"/>
    </style:style>
    <style:style style:name="P3" style:family="paragraph" style:parent-style-name="Standard">
      <style:text-properties fo:font-size="14pt" style:text-underline-style="solid" style:text-underline-width="auto" style:text-underline-color="font-color" fo:font-weight="bold" officeooo:paragraph-rsid="0020d342" style:font-size-asian="14pt" style:font-weight-asian="bold" style:font-size-complex="14pt"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officeooo:rsid="001cc08c"/>
    </style:style>
    <style:style style:name="T3" style:family="text">
      <style:text-properties officeooo:rsid="001b3111"/>
    </style:style>
    <style:style style:name="T4" style:family="text">
      <style:text-properties officeooo:rsid="001bb1e3"/>
    </style:style>
    <style:style style:name="T5" style:family="text">
      <style:text-properties officeooo:rsid="001bc643"/>
    </style:style>
    <style:style style:name="T6" style:family="text">
      <style:text-properties style:text-underline-style="none" fo:font-weight="normal" officeooo:rsid="001bc643" style:font-weight-asian="normal" style:font-weight-complex="normal"/>
    </style:style>
    <style:style style:name="T7" style:family="text">
      <style:text-properties style:text-underline-style="none" fo:font-weight="normal" officeooo:rsid="001ce2c1" style:font-weight-asian="normal" style:font-weight-complex="normal"/>
    </style:style>
    <style:style style:name="T8" style:family="text">
      <style:text-properties style:text-underline-style="none" fo:font-weight="normal" officeooo:rsid="001dce31" style:font-weight-asian="normal" style:font-weight-complex="normal"/>
    </style:style>
    <style:style style:name="T9" style:family="text">
      <style:text-properties style:text-underline-style="none" fo:font-weight="normal" officeooo:rsid="001f5042" style:font-weight-asian="normal" style:font-weight-complex="normal"/>
    </style:style>
    <style:style style:name="T10" style:family="text">
      <style:text-properties style:text-underline-style="none" fo:font-weight="normal" officeooo:rsid="001f7256" style:font-weight-asian="normal" style:font-weight-complex="normal"/>
    </style:style>
    <style:style style:name="T11" style:family="text">
      <style:text-properties style:text-underline-style="none" fo:font-weight="normal" officeooo:rsid="0020d342" style:font-weight-asian="normal" style:font-weight-complex="normal"/>
    </style:style>
    <style:style style:name="T12" style:family="text">
      <style:text-properties fo:font-weight="normal" style:font-weight-asian="normal" style:font-weight-complex="normal"/>
    </style:style>
    <style:style style:name="T13" style:family="text">
      <style:text-properties officeooo:rsid="001dce31"/>
    </style:style>
    <style:style style:name="T14" style:family="text">
      <style:text-properties officeooo:rsid="001f725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int isNumber</text:span>: <text:span text:style-name="T3">Παίρνει τον αριθμό που δίνω απο το πληκτρολόγιο και εξετάζει αν είναι όντως αριθμός.</text:span></text:p>
      <text:p text:style-name="P1"/>
      <text:p text:style-name="P1"><text:span text:style-name="T1">sem_wait</text:span>: <text:span text:style-name="T3">Αλλάζει την τιμή του σεμαφόρου από 1 σε 0, αν είναι 1 και κάνει επιτρέπρι να γίνουν οι περαιτέρω ενέργεις αλλιώς αν είναι 0 τις μπλοκάρει από το να γίνουν.</text:span></text:p>
      <text:p text:style-name="P1"/>
      <text:p text:style-name="P1"><text:span text:style-name="T1">sem_signal</text:span>: <text:span text:style-name="T3">Αλλάζει την τιμή του σεμαφόρου από 0 σε 1 έτσι ώστε άμα κάτι περιμένει για να γίνει να του δώσει άδεια να γίνει.</text:span></text:p>
      <text:p text:style-name="P1"/>
      <text:p text:style-name="P1"><text:span text:style-name="T1">sem_Init</text:span>: <text:span text:style-name="T3">Αρχικοποίει τους σεμαφόρους και κάνει ένα τυπικό έλεγχο για να δει αν έγινε σωστά η αρχικοποίηση του σεμαφόρου.</text:span></text:p>
      <text:p text:style-name="P1"/>
      <text:p text:style-name="P1"><text:span text:style-name="T1">CreateResources</text:span>: <text:span text:style-name="T4">Είναι μια συνάρτηση που έφτιαξα και καλώ στην μαιν και αρχικοποιώ ολα τα απαραίτητα Resources δηλαδή τις 1 shared memory και τους 6 σεμαφόρους. Αρχικά τις φτιάνω και μετά τις κάνω attach με τις αντίστοιχεες εντολές shmget και shmat. Για τους σεμαφόρους τους δημιουργώ με την semget. Κάνω και κάποιους τυπικούς ελέγχους για όλα και αν πάει κάτι λάθος τότε απελευθερώνω τα Resources που έχω δημιουργήσει με κατάλληλη συνάρτηση.</text:span></text:p>
      <text:p text:style-name="P1"/>
      <text:p text:style-name="P1"><text:span text:style-name="T1">FreeResources</text:span>: <text:s/><text:span text:style-name="T2">Την χρησιμοποιώ στους ελέγχους που έκανα παραπάνω και κάθε φόρα που πάει κάτι στραβά απελευθερώνει τους πόρους που έχουν ήδη φτιαχθεί. Για να τις απελευθερώσω χρησιμοποιώ την shmctl.</text:span></text:p>
      <text:p text:style-name="P1"/>
      <text:p text:style-name="P2">Process_0/Process_<text:span text:style-name="T5">1</text:span><text:span text:style-name="T6">: Οι διαδικασίες οι οποίες διαβάζουν τα αρχεία με τα ίχνη αναφοράς. Ξεκινάω με ένα σεμαφόρο ο οποίος θα ξεκινάει τη διαδικασία αφού ο Manager του κάνει signal, στη συνέχεια μπαίνουμε σε μία λούπα η οποία γίνεται με βάση το q που θα δώσουμε από το πληκτρολόγιο. </text:span><text:span text:style-name="T7">Στη συνέχεια η διαδικασία θα ξεκινήσει όταν ο <text:s/>sem_Paragwgos πάρει σινιάλο απο το <text:s/></text:span><text:span text:style-name="T6">Manager. </text:span><text:span text:style-name="T7">Αρχικά ανοίγουμε το αρχείο και μετά δημιουργούμε ένα δείκτη(*token) στον οποίο μέσω της strtok θα αποθηκεύσουμε το address και το στέλνουμε στη κοινή μνήμη. Εκείνος μετά θα πάρει το action με την εντολή token = strtok(NULL," \n"); η οποία ουσιαστικά παίρνει το/τους χαρακτήρες (ένα χαρακτήρα στη περιπτωση μας) που βρίσκεται ανάμεσα στο προηγούμενο κενό και το επόμενο και το βάζουμε και αυτό στη κύρια μνήμη. Ακολούθως κάνουμε σινιάλο στο καταναλωτή αφού πρώτα αυξήσουμε το count το οποίο κρατάει πόσα ίχνη αναφοράς έχουμε διαβάσει </text:span><text:span text:style-name="T8">και αν είναι ίσα με το max που δίνουμε απο το πληκτρολόγιο σταματάει τη διαδικασία.</text:span></text:p>
      <text:p text:style-name="P2"><text:span text:style-name="T8"/></text:p>
      <text:p text:style-name="P3"><text:span text:style-name="T13">Manager</text:span><text:span text:style-name="T9">: Χρησιμοποιεί </text:span><text:span text:style-name="T10">τις διαδικασίες </text:span><text:span text:style-name="T14">Process_0/Process_1</text:span><text:span text:style-name="T6"> </text:span><text:span text:style-name="T10">και τις συγχρονίζει ώστε να έχουμε το κατάλληλο αποτέλεσμα. Ξεκινάμε με τη διαδικασία </text:span><text:span text:style-name="T14">Process_0</text:span><text:span text:style-name="T10"> κάνοντας της σινιάλο να ξεκινήσει, αφού η </text:span><text:span text:style-name="T14">Process_0</text:span><text:span text:style-name="T10"> μεταφέρει τα απαραίτητα στοιχεία στη κοινή μνήμη τα παίρνει ο Μανατζερ και μετά εκτελεί την FindPage η οποία ουσιαστικά εκτελεί τον αλγόριθμο Flush </text:span><text:span text:style-name="T11">και αν count1 != max συνεχίζουμε μέχρι να ισχύει το αντίθετο και μετά ακολούθως γίνεται και η <text:s/></text:span><text:span text:style-name="T14">Process_1</text:span><text:span text:style-name="T10"> </text:span><text:span text:style-name="T11">και στο </text:span><text:soft-page-break/><text:span text:style-name="T11">τέλος αφού ισχύει (count1 == max &amp;&amp; count2 == max) εκτυπώνω τα στοιχεία του hasht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3:28:26.813289152</meta:creation-date>
    <dc:date>2019-01-25T16:16:30.079674329</dc:date>
    <meta:editing-duration>PT5M6S</meta:editing-duration>
    <meta:editing-cycles>2</meta:editing-cycles>
    <meta:generator>LibreOffice/6.0.7.3$Linux_X86_64 LibreOffice_project/00m0$Build-3</meta:generator>
    <meta:document-statistic meta:table-count="0" meta:image-count="0" meta:object-count="0" meta:page-count="2" meta:paragraph-count="8" meta:word-count="433" meta:character-count="2689" meta:non-whitespace-character-count="2260"/>
  </office:meta>
</office:document-meta>
</file>